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1: Como cliente (aluno/professor) eu quero reservar uma sala para que eu possa usufruir, sempre que necessário, do espaço disponível na FGA.</text:p>
      <text:p text:style-name="Standard"/>
      <text:p text:style-name="Standard">US2: Como professor eu quero reservar um equipamento para que eu possa usufruir, sempre que necessário, dos recursos disponíveis na FGA. </text:p>
      <text:p text:style-name="Standard"/>
      <text:p text:style-name="Standard">US3: Como aluno eu quero me cadastrar para poder realizar reservas de salas.</text:p>
      <text:p text:style-name="Standard"/>
      <text:p text:style-name="Standard">US4: Como aluno eu quero alterar meus dados para que meu cadastro esteja sempre atualizado.</text:p>
      <text:p text:style-name="Standard"/>
      <text:p text:style-name="Standard">US5: Como aluno eu quero solicitar a exclusão do meu cadastro uma vez que eu chegue a conclusão de que eu não irei utilizar o serviço.</text:p>
      <text:p text:style-name="Standard"/>
      <text:p text:style-name="Standard">US6: Como usuário eu quero cadastrar salas para que haja possibilidade de reserva quando disponível.</text:p>
      <text:p text:style-name="Standard"/>
      <text:p text:style-name="Standard">US7: Como usuário eu quero alterar dados de salas para que haja confiabilidade no dados contidos no sistema.</text:p>
      <text:p text:style-name="Standard"/>
      <text:p text:style-name="Standard">US8: Como usuário eu quero excluir salas para que a mesma seja indisponibilizada para reserva pelos clientes.</text:p>
      <text:p text:style-name="Standard"/>
      <text:p text:style-name="Standard">US9: Como usuário eu quero cadastrar equipamentos para que haja possibilidade de reserva quando disponível.</text:p>
      <text:p text:style-name="Standard"/>
      <text:p text:style-name="Standard">US10: Como usuário eu quero alterar dados de equipamentos para que haja confiabilidade no dados contidos no sistema.</text:p>
      <text:p text:style-name="Standard"/>
      <text:p text:style-name="Standard">US11: Como usuário eu quero excluir equipamentos para que a mesma seja indisponibilizado para reserva pelos client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itérios de aceitação</text:p>
      <text:p text:style-name="Standard"/>
      <text:p text:style-name="Standard">US11</text:p>
      <text:p text:style-name="Standard">Título: Excluir equipamento.</text:p>
      <text:p text:style-name="Standard">Como um usuário,</text:p>
      <text:p text:style-name="Standard">Eu gostaria de excluir o equipamento no sistema,</text:p>
      <text:p text:style-name="Standard">Para que o equipamento seja indisponibilizado para reserva.</text:p>
      <text:p text:style-name="Standard"/>
      <text:p text:style-name="Standard">Cenário 1: Existe equipamento cadastrado.</text:p>
      <text:p text:style-name="Standard">Dado que o equipamento está cadastrado;</text:p>
      <text:p text:style-name="Standard">Quando o usuário solicita a exclusão;</text:p>
      <text:p text:style-name="Standard">Então o sistema deve eliminar os registros do equipamento.</text:p>
      <text:p text:style-name="Standard">E informar o sucesso da exclusão.</text:p>
      <text:p text:style-name="Standard"/>
      <text:p text:style-name="Standard">Cenário 2: Não existe equipamento cadastrado.</text:p>
      <text:p text:style-name="Standard">Dado que não existe o registro do equipamento;</text:p>
      <text:p text:style-name="Standard">Quando o usuário solicita exclusão;</text:p>
      <text:p text:style-name="Standard">Então o sistema não exclui nenhum registro de equipamento,</text:p>
      <text:p text:style-name="Standard">E informa que não há o registro.</text:p>
      <text:p text:style-name="Standard"/>
      <text:p text:style-name="Standard"/>
      <text:p text:style-name="Standard"/>
      <text:p text:style-name="Standard">US10</text:p>
      <text:p text:style-name="Standard">Título: Alterar cadastro de equipamento</text:p>
      <text:p text:style-name="Standard">Como usuário</text:p>
      <text:p text:style-name="Standard">Eu gostaria de alterar dados de equipamentos </text:p>
      <text:p text:style-name="Standard">Para que haja confiabilidade no dados contidos no sistema.</text:p>
      <text:p text:style-name="Standard"/>
      <text:p text:style-name="Standard">Cenário 1: Existe equipamento cadastrado e dados novos são válidos.</text:p>
      <text:p text:style-name="Standard">Dado que o equipamento está cadastrado;</text:p>
      <text:p text:style-name="Standard">Quando o usuário edita algum campo</text:p>
      <text:p text:style-name="Standard">E todos os dados são válidos,</text:p>
      <text:p text:style-name="Standard">E solicita alteração;</text:p>
      <text:p text:style-name="Standard">Então o sistema deve alterar os registros do equipamento.</text:p>
      <text:p text:style-name="Standard">E informar o sucesso da alteração.</text:p>
      <text:p text:style-name="Standard"/>
      <text:p text:style-name="Standard">Cenário 2: Não existe equipamento cadastrado.</text:p>
      <text:p text:style-name="Standard">Dado que não existe o registro do equipamento;</text:p>
      <text:p text:style-name="Standard">Quando o usuário solicita alteração;</text:p>
      <text:p text:style-name="Standard">Então o sistema informa que não há o registro.</text:p>
      <text:p text:style-name="Standard"/>
      <text:p text:style-name="Standard">Cenário 3: Existe equipamento cadastrado e dados novos não são válidos.</text:p>
      <text:p text:style-name="Standard">Dado que o equipamento está cadastrado;</text:p>
      <text:p text:style-name="Standard">Quando o usuário edita algum campo</text:p>
      <text:p text:style-name="Standard">E algum dado não é válido,</text:p>
      <text:p text:style-name="Standard">E solicita alteração;</text:p>
      <text:p text:style-name="Standard">Então o sistema deve exibir a seguinte mensagem : “O campo [campo] é inválido”,</text:p>
      <text:p text:style-name="Standard">E não realizar alteração.</text:p>
      <text:p text:style-name="Standard"/>
      <text:p text:style-name="Standard"/>
      <text:p text:style-name="Standard"/>
      <text:p text:style-name="Standard">US9</text:p>
      <text:p text:style-name="Standard"><text:soft-page-break/>Título: Cadastrar equipamento.</text:p>
      <text:p text:style-name="Standard">Como usuário</text:p>
      <text:p text:style-name="Standard">Eu quero cadastrar equipamentos</text:p>
      <text:p text:style-name="Standard">Para que haja possibilidade de reserva quando disponível.</text:p>
      <text:p text:style-name="Standard"/>
      <text:p text:style-name="Standard">Cenário 1: Não há cadastro e dados inseridos são válidos.</text:p>
      <text:p text:style-name="Standard">Dado que não há cadastro do equipamento,</text:p>
      <text:p text:style-name="Standard">E os dados inseridos todos são válidos,</text:p>
      <text:p text:style-name="Standard">Quando o usuário solicitar o cadastro do equipamento,</text:p>
      <text:p text:style-name="Standard">Então o sistema deve registrar o novo cadastro,</text:p>
      <text:p text:style-name="Standard">E informar o sucesso da operação.</text:p>
      <text:p text:style-name="Standard"/>
      <text:p text:style-name="Standard">Cenário 2: Há cadastro e dados inseridos são válidos.</text:p>
      <text:p text:style-name="Standard">Dado que há o cadastro do equipamento,</text:p>
      <text:p text:style-name="Standard">E os dados do novo cadastro são válidos,</text:p>
      <text:p text:style-name="Standard">Quando o usuário solicitar o cadastro do equipamento,</text:p>
      <text:p text:style-name="Standard">Então o sistema deve informar que o equipamento já está cadastrado,</text:p>
      <text:p text:style-name="Standard">E não deve registar um novo cadastro.</text:p>
      <text:p text:style-name="Standard"/>
      <text:p text:style-name="Standard">Cenário 3: Não há cadastro e dados inseridos são inválidos.</text:p>
      <text:p text:style-name="Standard">Dado que não há o cadastro do equipamento,</text:p>
      <text:p text:style-name="Standard">E os dados do novo cadastro são inválidos,</text:p>
      <text:p text:style-name="Standard">Quando o usuário solicitar o cadastro do equipamento,</text:p>
      <text:p text:style-name="Standard">Então o sistema deve exibir a seguinte mensagem : “O campo [campo] é inválido”,</text:p>
      <text:p text:style-name="Standard">E não deve registar um novo cadastro.</text:p>
      <text:p text:style-name="Standard"/>
      <text:p text:style-name="Standard"/>
      <text:p text:style-name="Standard"/>
      <text:p text:style-name="Standard">US8</text:p>
      <text:p text:style-name="Standard">Título: Excluir sala.</text:p>
      <text:p text:style-name="Standard">Como usuário</text:p>
      <text:p text:style-name="Standard">Eu quero excluir uma sala</text:p>
      <text:p text:style-name="Standard">Para que a mesma seja indisponibilizada para reserva.</text:p>
      <text:p text:style-name="Standard"/>
      <text:p text:style-name="Standard">Cenário 1: Existe sala cadastrada.</text:p>
      <text:p text:style-name="Standard">Dado que a sala está cadastrada;</text:p>
      <text:p text:style-name="Standard">Quando o usuário solicita a exclusão;</text:p>
      <text:p text:style-name="Standard">Então o sistema deve eliminar os registros da sala,</text:p>
      <text:p text:style-name="Standard">E informar o sucesso da exclusão.</text:p>
      <text:p text:style-name="Standard"/>
      <text:p text:style-name="Standard">Cenário 2: Não existe sala cadastrada.</text:p>
      <text:p text:style-name="Standard">Dado que não existe o registro da sala;</text:p>
      <text:p text:style-name="Standard">Quando o usuário solicita exclusão;</text:p>
      <text:p text:style-name="Standard">Então o sistema não exclui nenhum registro de sala,</text:p>
      <text:p text:style-name="Standard">E informa que não há o registro.</text:p>
      <text:p text:style-name="Standard"/>
      <text:p text:style-name="Standard"/>
      <text:p text:style-name="Standard"/>
      <text:p text:style-name="Standard">US7</text:p>
      <text:p text:style-name="Standard">Título: Alterar sala.</text:p>
      <text:p text:style-name="Standard">Como usuário</text:p>
      <text:p text:style-name="Standard">Eu quero alterar dados de salas</text:p>
      <text:p text:style-name="Standard"><text:soft-page-break/>Para que haja confiabilidade no dados contidos no sistema.</text:p>
      <text:p text:style-name="Standard"/>
      <text:p text:style-name="Standard">Cenário 1: Existe sala cadastrada e dados novos são válidos.</text:p>
      <text:p text:style-name="Standard">Dado que a sala está cadastrado;</text:p>
      <text:p text:style-name="Standard">Quando o usuário edita algum campo</text:p>
      <text:p text:style-name="Standard">E todos os dados são válidos,</text:p>
      <text:p text:style-name="Standard">E solicita alteração;</text:p>
      <text:p text:style-name="Standard">Então o sistema deve alterar os registros da sala.</text:p>
      <text:p text:style-name="Standard">E informar o sucesso da alteração.</text:p>
      <text:p text:style-name="Standard"/>
      <text:p text:style-name="Standard">Cenário 2: Não existe sala cadastrada.</text:p>
      <text:p text:style-name="Standard">Dado que não existe o registro da sala;</text:p>
      <text:p text:style-name="Standard">Quando o usuário solicita alteração;</text:p>
      <text:p text:style-name="Standard">Então o sistema informa que não há o registro.</text:p>
      <text:p text:style-name="Standard"/>
      <text:p text:style-name="Standard">Cenário 3: Existe sala cadastrada e dados novos não são válidos.</text:p>
      <text:p text:style-name="Standard">Dado que a sala está cadastrada;</text:p>
      <text:p text:style-name="Standard">Quando o usuário edita algum campo</text:p>
      <text:p text:style-name="Standard">E algum dado não é válido,</text:p>
      <text:p text:style-name="Standard">E solicita alteração;</text:p>
      <text:p text:style-name="Standard">Então o sistema deve exibir a seguinte mensagem : “O campo [campo] é inválido”,</text:p>
      <text:p text:style-name="Standard">E não realizar alteração.</text:p>
      <text:p text:style-name="Standard"/>
      <text:p text:style-name="Standard">US6</text:p>
      <text:p text:style-name="Standard">Título: Cadastrar sala.</text:p>
      <text:p text:style-name="Standard">Como usuário</text:p>
      <text:p text:style-name="Standard">Eu quero cadastrar salas </text:p>
      <text:p text:style-name="Standard">Para que haja possibilidade de reserva quando disponível.</text:p>
      <text:p text:style-name="Standard"/>
      <text:p text:style-name="Standard">Cenário 1: Não há cadastro e dados inseridos são válidos.</text:p>
      <text:p text:style-name="Standard">Dado que não há cadastro da sala,</text:p>
      <text:p text:style-name="Standard">E os dados inseridos todos são válidos,</text:p>
      <text:p text:style-name="Standard">Quando o usuário solicitar o cadastro do equipamento,</text:p>
      <text:p text:style-name="Standard">Então o sistema deve registrar o novo cadastro,</text:p>
      <text:p text:style-name="Standard">E informar o sucesso da operação.</text:p>
      <text:p text:style-name="Standard"/>
      <text:p text:style-name="Standard">Cenário 2: Há cadastro e dados inseridos são válidos.</text:p>
      <text:p text:style-name="Standard">Dado que há o cadastro da sala,</text:p>
      <text:p text:style-name="Standard">E os dados do novo cadastro são válidos,</text:p>
      <text:p text:style-name="Standard">Quando o usuário solicitar o cadastro da sala,</text:p>
      <text:p text:style-name="Standard">Então o sistema deve informar que a sala já está cadastrada,</text:p>
      <text:p text:style-name="Standard">E não deve registar um novo cadastro.</text:p>
      <text:p text:style-name="Standard"/>
      <text:p text:style-name="Standard">Cenário 3: Não há cadastro e dados inseridos são inválidos.</text:p>
      <text:p text:style-name="Standard">Dado que não há o cadastro da sala,</text:p>
      <text:p text:style-name="Standard">E os dados do novo cadastro são inválidos,</text:p>
      <text:p text:style-name="Standard">Quando o usuário solicitar o cadastro da sala,</text:p>
      <text:p text:style-name="Standard">Então o sistema deve exibir a seguinte mensagem : “O campo [campo] é inválido”,</text:p>
      <text:p text:style-name="Standard">E não deve registar um novo cadastr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16:34:03.65</meta:creation-date>
    <dc:date>2013-01-29T17:49:00.41</dc:date>
    <meta:editing-duration>PT58M30S</meta:editing-duration>
    <meta:editing-cycles>11</meta:editing-cycles>
    <meta:generator>OpenOffice.org/3.3$Win32 OpenOffice.org_project/330m20$Build-9567</meta:generator>
    <meta:document-statistic meta:table-count="0" meta:image-count="0" meta:object-count="0" meta:page-count="4" meta:paragraph-count="134" meta:word-count="1011" meta:character-count="6015"/>
  </office:meta>
</office:document-meta>
</file>